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f9701" draw:textarea-horizontal-align="justify" draw:textarea-vertical-align="middle" draw:auto-grow-height="false" fo:min-height="4.907cm" fo:min-width="13.42cm"/>
    </style:style>
    <style:style style:name="gr2" style:family="graphic" style:parent-style-name="standard">
      <style:graphic-properties svg:stroke-color="#000000" draw:fill-color="#444444" draw:textarea-horizontal-align="justify" draw:textarea-vertical-align="middle" draw:auto-grow-height="false" fo:min-height="2.163cm" fo:min-width="2.04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1.443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2.421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763cm" fo:min-width="1.759cm"/>
    </style:style>
    <style:style style:name="gr6" style:family="graphic" style:parent-style-name="standard">
      <style:graphic-properties svg:stroke-color="#000000" draw:fill-color="#444444" draw:textarea-horizontal-align="justify" draw:textarea-vertical-align="middle" draw:auto-grow-height="false" fo:min-height="1.274cm" fo:min-width="0.516cm"/>
    </style:style>
    <style:style style:name="gr7" style:family="graphic" style:parent-style-name="standard">
      <style:graphic-properties svg:stroke-color="#000000" draw:fill-color="#444444" draw:textarea-horizontal-align="justify" draw:textarea-vertical-align="middle" draw:auto-grow-height="false" fo:min-height="2.217cm" fo:min-width="0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2.441cm" fo:min-width="0.01cm"/>
    </style:style>
    <style:style style:name="gr9" style:family="graphic" style:parent-style-name="standard">
      <style:graphic-properties svg:stroke-width="0.282cm" svg:stroke-color="#ffcc00" draw:marker-start-width="0.624cm" draw:marker-end-width="0.624cm" draw:fill-color="#ffffff" draw:textarea-horizontal-align="justify" draw:textarea-vertical-align="middle" draw:auto-grow-height="false" fo:min-height="0.095cm" fo:min-width="0cm" fo:padding-top="0.267cm" fo:padding-bottom="0.267cm" fo:padding-left="0.392cm" fo:padding-right="0.392cm"/>
    </style:style>
    <style:style style:name="gr10" style:family="graphic" style:parent-style-name="standard">
      <style:graphic-properties svg:stroke-width="0.106cm" svg:stroke-color="#ffffff" draw:marker-start-width="0.359cm" draw:marker-end-width="0.359cm" draw:opacity="0%" draw:opacity-name="" draw:textarea-horizontal-align="justify" draw:textarea-vertical-align="middle" draw:auto-grow-height="false" fo:min-height="1.168cm" fo:min-width="10.697cm" fo:padding-top="0.178cm" fo:padding-bottom="0.178cm" fo:padding-left="0.303cm" fo:padding-right="0.303cm"/>
    </style:style>
    <style:style style:name="gr11" style:family="graphic" style:parent-style-name="standard">
      <style:graphic-properties svg:stroke-width="0.159cm" svg:stroke-color="#ffcc00" draw:marker-start-width="0.438cm" draw:marker-end-width="0.438cm" draw:fill-color="#977900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P1" style:family="paragraph">
      <loext:graphic-properties draw:fill-color="#3f9701"/>
      <style:paragraph-properties fo:text-align="center"/>
    </style:style>
    <style:style style:name="P2" style:family="paragraph">
      <loext:graphic-properties draw:fill-color="#444444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9779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5.715cm" svg:x="3.794cm" svg:y="6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2.413cm" svg:x="11.287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43cm" svg:height="1.016cm" svg:x="5.699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43cm" svg:height="1.016cm" svg:x="8.074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21cm" svg:height="1.651cm" svg:x="13.954cm" svg:y="6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59cm" svg:height="2.013cm" svg:x="15.859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016cm" svg:height="1.524cm" svg:x="17.637cm" svg:y="9.0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407cm" svg:height="2.467cm" svg:x="3.667cm" svg:y="8.6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1cm" svg:height="2.691cm" svg:x="4.074cm" svg:y="8.4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889cm" svg:height="0.889cm" svg:x="4.30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889cm" svg:height="0.889cm" svg:x="4.30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889cm" svg:height="0.889cm" svg:x="17.00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889cm" svg:height="0.889cm" svg:x="17.00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1.303cm" svg:height="1.524cm" svg:x="5.445cm" svg:y="10.9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355cm" svg:height="0.337cm" svg:x="8.405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5.624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6.18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5cm" svg:height="0.337cm" svg:x="6.737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7.292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7.848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8.961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9.517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5cm" svg:height="0.337cm" svg:x="10.073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0.629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3.966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1.185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5cm" svg:height="0.337cm" svg:x="11.742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2.297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2.853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5cm" svg:height="0.337cm" svg:x="13.41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4.522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5cm" svg:height="0.337cm" svg:x="15.078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5.634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6.19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5cm" svg:height="0.337cm" svg:x="8.418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5.637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6.193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5cm" svg:height="0.337cm" svg:x="6.75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7.305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7.861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8.974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9.53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5cm" svg:height="0.337cm" svg:x="10.086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0.642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3.979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1.198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5cm" svg:height="0.337cm" svg:x="11.755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2.31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2.866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5cm" svg:height="0.337cm" svg:x="13.423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4.535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5cm" svg:height="0.337cm" svg:x="15.091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5.647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56cm" svg:height="0.337cm" svg:x="16.203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4:17:49.047000000</meta:creation-date>
    <dc:date>2018-04-11T14:35:07.510000000</dc:date>
    <meta:editing-duration>PT6M27S</meta:editing-duration>
    <meta:editing-cycles>2</meta:editing-cycles>
    <meta:generator>LibreOffice/5.4.3.2$Windows_X86_64 LibreOffice_project/92a7159f7e4af62137622921e809f8546db437e5</meta:generator>
    <meta:document-statistic meta:object-count="54"/>
  </office:meta>
</office:document-meta>
</file>